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 style:data-style-name="N2"/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table:style-name="ce48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2"/>
          <table:table-cell table:formula="of:=[.I5]/[.L5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12.5" calcext:value-type="float">
            <text:p>112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150" calcext:value-type="float">
            <text:p>150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872093023255814" calcext:value-type="float">
            <text:p>0.87</text:p>
          </table:table-cell>
          <table:table-cell table:formula="of:=[.M7]*[.$L$5]" office:value-type="float" office:value="130.813953488372" calcext:value-type="float">
            <text:p>130.81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837209302325581" calcext:value-type="float">
            <text:p>0.84</text:p>
          </table:table-cell>
          <table:table-cell table:formula="of:=[.M8]*[.$L$5]" office:value-type="float" office:value="125.581395348837" calcext:value-type="float">
            <text:p>125.58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811046511627907" calcext:value-type="float">
            <text:p>0.81</text:p>
          </table:table-cell>
          <table:table-cell table:formula="of:=[.M9]*[.$L$5]" office:value-type="float" office:value="121.656976744186" calcext:value-type="float">
            <text:p>121.66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84883720930233" calcext:value-type="float">
            <text:p>0.78</text:p>
          </table:table-cell>
          <table:table-cell table:formula="of:=[.M10]*[.$L$5]" office:value-type="float" office:value="117.732558139535" calcext:value-type="float">
            <text:p>117.73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767441860465116" calcext:value-type="float">
            <text:p>0.77</text:p>
          </table:table-cell>
          <table:table-cell table:formula="of:=[.M11]*[.$L$5]" office:value-type="float" office:value="115.116279069767" calcext:value-type="float">
            <text:p>115.12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$Q$19]*[.W12]" office:value-type="float" office:value="0.75" calcext:value-type="float">
            <text:p>0.75</text:p>
          </table:table-cell>
          <table:table-cell table:formula="of:=[.M12]*[.$L$5]" office:value-type="float" office:value="112.5" calcext:value-type="float">
            <text:p>112.50</text:p>
          </table:table-cell>
          <table:table-cell table:number-columns-repeated="2"/>
          <table:table-cell table:formula="of:=[.H12]/[.D12]" office:value-type="float" office:value="0.872093023255814" calcext:value-type="float">
            <text:p>0.872093023255814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723837209302326" calcext:value-type="float">
            <text:p>0.72</text:p>
          </table:table-cell>
          <table:table-cell table:formula="of:=[.M13]*[.$L$5]" office:value-type="float" office:value="108.575581395349" calcext:value-type="float">
            <text:p>108.58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706395348837209" calcext:value-type="float">
            <text:p>0.71</text:p>
          </table:table-cell>
          <table:table-cell table:formula="of:=[.M14]*[.$L$5]" office:value-type="float" office:value="105.959302325581" calcext:value-type="float">
            <text:p>105.96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88953488372093" calcext:value-type="float">
            <text:p>0.69</text:p>
          </table:table-cell>
          <table:table-cell table:formula="of:=[.M15]*[.$L$5]" office:value-type="float" office:value="103.343023255814" calcext:value-type="float">
            <text:p>103.34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71511627906977" calcext:value-type="float">
            <text:p>0.67</text:p>
          </table:table-cell>
          <table:table-cell table:formula="of:=[.M16]*[.$L$5]" office:value-type="float" office:value="100.726744186047" calcext:value-type="float">
            <text:p>100.73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872093023255814" calcext:value-type="float">
            <text:p>0.872093023255814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I27]*[.J27]" office:value-type="float" office:value="12.8" calcext:value-type="float">
            <text:p>12.8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0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08:15:00.181265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1-10T10:38:12.403028263</dc:date>
    <meta:editing-duration>P16DT21H14M20S</meta:editing-duration>
    <meta:editing-cycles>99</meta:editing-cycles>
    <meta:document-statistic meta:table-count="13" meta:cell-count="2190" meta:object-count="0"/>
  </office:meta>
</office:document-meta>
</file>